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text-transform="uppercase" style:use-window-font-color="true" loext:opacity="0%" style:font-name="Latin Modern Roman" fo:font-size="18pt" fo:language="es" fo:country="ES" fo:font-weight="bold" officeooo:paragraph-rsid="0013f355" style:font-size-asian="18pt" style:font-weight-asian="bold" style:font-size-complex="18pt" style:font-weight-complex="bold"/>
    </style:style>
    <style:style style:name="P2" style:family="paragraph" style:parent-style-name="Standard">
      <style:text-properties style:use-window-font-color="true" loext:opacity="0%" style:font-name="Latin Modern Roman" fo:font-size="15pt" fo:language="es" fo:country="ES" fo:font-weight="normal" officeooo:paragraph-rsid="0013f355" style:font-size-asian="15pt" style:font-weight-asian="normal" style:font-size-complex="15pt" style:font-weight-complex="normal"/>
    </style:style>
    <style:style style:name="P3" style:family="paragraph" style:parent-style-name="Standard">
      <style:text-properties style:use-window-font-color="true" loext:opacity="0%" style:font-name="Latin Modern Roman" fo:font-size="15pt" fo:language="es" fo:country="ES" fo:font-weight="normal" officeooo:paragraph-rsid="00196d50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use-window-font-color="true" loext:opacity="0%" style:font-name="Latin Modern Roman" fo:font-size="16pt" fo:language="es" fo:country="ES" fo:font-weight="normal" officeooo:rsid="0013f355" officeooo:paragraph-rsid="0013f355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use-window-font-color="true" loext:opacity="0%" style:font-name="Latin Modern Roman" fo:font-size="16pt" fo:language="es" fo:country="ES" fo:font-weight="normal" officeooo:paragraph-rsid="0013f355" style:font-size-asian="16pt" style:font-weight-asian="normal" style:font-size-complex="16pt" style:font-weight-complex="normal"/>
    </style:style>
    <style:style style:name="T1" style:family="text">
      <style:text-properties officeooo:rsid="0013f3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6d5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3f355" style:font-size-asian="18pt" style:font-size-complex="18pt"/>
    </style:style>
    <style:style style:name="T6" style:family="text">
      <style:text-properties fo:font-size="18pt" officeooo:rsid="00196d50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13f355" style:font-size-asian="16pt" style:font-size-complex="16pt"/>
    </style:style>
    <style:style style:name="T9" style:family="text">
      <style:text-properties fo:font-size="16pt" officeooo:rsid="00196d50" style:font-size-asian="16pt" style:font-size-complex="16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 gloria, tu gloria.</text:p>
      <text:p text:style-name="P2"/>
      <text:section text:style-name="Sect1" text:name="Sección1">
        <text:p text:style-name="P4">CORO:</text:p>
        <text:p text:style-name="P5"><text:span text:style-name="T2">Tu gloria, tu gloria, <text:line-break/>Gozoso este día <text:line-break/>¡Oh dulce María! <text:line-break/>Publica mi voz.</text:span><text:line-break/></text:p>
        <text:p text:style-name="P3"><text:span text:style-name="T8">ESTROFAS:</text:span><text:span text:style-name="T7"><text:line-break/></text:span><text:span text:style-name="T8">1. </text:span><text:span text:style-name="T7">Oh Virgen, oh Madre, <text:line-break/>Oh cándida estrella <text:line-break/>Cuán pura cuán bella <text:line-break/>La aurora te vio. <text:line-break/><text:line-break/></text:span><text:span text:style-name="T9">2</text:span><text:span text:style-name="T8">. </text:span><text:span text:style-name="T7">Tú salvas al mundo <text:line-break/>Tú aplacas al cielo, <text:line-break/>Tú das a este suelo <text:line-break/>Un rey salvador. <text:line-break/><text:line-break/></text:span><text:span text:style-name="T9">3</text:span><text:span text:style-name="T8">. </text:span><text:span text:style-name="T7">Mil veces felices, <text:line-break/>Mil veces Señora, <text:line-break/>Mil veces la hora <text:line-break/>Que el mundo te vio. <text:line-break/><text:line-break/></text:span><text:span text:style-name="T9">4</text:span><text:span text:style-name="T8">. </text:span><text:span text:style-name="T7">Rendido mi pecho <text:line-break/>Celebra tu gloria <text:line-break/>¡Victoria, Victoria, <text:line-break/>MARÍA TRIUNFÓ!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22:58:57.250680726</meta:creation-date>
    <dc:date>2022-08-11T10:15:59.222324448</dc:date>
    <meta:editing-duration>PT15M11S</meta:editing-duration>
    <meta:editing-cycles>6</meta:editing-cycles>
    <meta:generator>LibreOffice/7.3.4.2$Linux_X86_64 LibreOffice_project/30$Build-2</meta:generator>
    <meta:document-statistic meta:table-count="0" meta:image-count="0" meta:object-count="0" meta:page-count="1" meta:paragraph-count="4" meta:word-count="79" meta:character-count="443" meta:non-whitespace-character-count="346"/>
  </office:meta>
</office:document-meta>
</file>